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7E00001C35000010A9B118B9D4.svm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2" svg:font-family="Arial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1"/>
    </style:style>
    <style:style style:name="P2" style:family="paragraph" style:parent-style-name="Text_20_body">
      <style:text-properties style:font-name="DejaVu Sans Condensed1" fo:language="en" fo:country="US"/>
    </style:style>
    <style:style style:name="P3" style:family="paragraph" style:parent-style-name="Text_20_body">
      <style:text-properties style:font-name="DejaVu Sans Condensed1" fo:language="ru" fo:country="RU"/>
    </style:style>
    <style:style style:name="P4" style:family="paragraph" style:parent-style-name="Text_20_body">
      <style:text-properties style:font-name="DejaVu Sans Condensed1" fo:language="ru" fo:country="RU" fo:font-style="itali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font-name="DejaVu Sans Condensed1" fo:language="ru" fo:country="RU" fo:font-style="italic" style:font-style-asian="italic" style:font-style-complex="italic"/>
    </style:style>
    <style:style style:name="P6" style:family="paragraph" style:parent-style-name="Text_20_body">
      <style:text-properties style:font-name="DejaVu Sans Condensed1" fo:language="ru" fo:country="RU" fo:font-style="italic" style:text-underline-style="none" style:font-style-asian="italic" style:font-style-complex="italic"/>
    </style:style>
    <style:style style:name="P7" style:family="paragraph" style:parent-style-name="Text_20_body">
      <style:text-properties style:font-name="DejaVu Sans Mono" fo:language="en" fo:country="US"/>
    </style:style>
    <style:style style:name="P8" style:family="paragraph" style:parent-style-name="Heading_20_1">
      <style:text-properties style:font-name="DejaVu Sans Condensed1"/>
    </style:style>
    <style:style style:name="P9" style:family="paragraph" style:parent-style-name="Heading_20_3">
      <style:text-properties style:font-name="DejaVu Sans Condensed1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!</text:p>
      <text:h text:style-name="P8" text:outline-level="1">Конфигурация Test&amp;Service</text:h>
      <text:p text:style-name="P1">Данная конфигурация предназначена для проверки работоспособности отдельных аппаратных <text:span text:style-name="T1">компонент</text:span> компьютера ZX Evolution.</text:p>
      <text:p text:style-name="P1">При работе <text:span text:style-name="T1">T&amp;S</text:span> использует <text:span text:style-name="T2">ресурсы </text:span><text:span text:style-name="T1">ATMEGA128 (D4) </text:span><text:span text:style-name="T2">и </text:span><text:span text:style-name="T1">EP1K30 (D2). </text:span><text:span text:style-name="T2">Порт </text:span><text:span text:style-name="T1">RS-232 </text:span><text:span text:style-name="T2">и монитор (</text:span><text:span text:style-name="T1">TV</text:span><text:span text:style-name="T2"> или </text:span><text:span text:style-name="T1">VGA) </text:span><text:span text:style-name="T2">используются для выдачи информации. Управление — клавиатура </text:span><text:span text:style-name="T1">PS/2.</text:span></text:p>
      <text:p text:style-name="P1"><text:span text:style-name="T2">Считается, что синтезатор </text:span><text:span text:style-name="T1">ICS501</text:span><text:span text:style-name="T2"> (</text:span><text:span text:style-name="T1">D9) </text:span><text:span text:style-name="T2">выдаёт 28 МГц (</text:span><text:span text:style-name="T1">J2 </text:span><text:span text:style-name="T2">и </text:span><text:span text:style-name="T1">J3 </text:span><text:span text:style-name="T2">разомкнуты) и частота кварца </text:span><text:span text:style-name="T1">Q2 </text:span><text:span text:style-name="T2">равна </text:span><text:span text:style-name="T1">11,0592 </text:span><text:span text:style-name="T2">МГц. Это поставочные установки платы </text:span><text:span text:style-name="T1">ZX Evo.</text:span></text:p>
      <text:h text:style-name="P9" text:outline-level="3">Загрузка</text:h>
      <text:p text:style-name="P3">Конфигурация <text:span text:style-name="T1">T&amp;S </text:span>загружается как другие конфигурации, с помощью <text:span text:style-name="T1">bootloader</text:span>-а. Возможна прошивка в <text:span text:style-name="T1">ATMEGA128 </text:span>одновременно с <text:span text:style-name="T1">bootloader</text:span>-ом.</text:p>
      <text:h text:style-name="P9" text:outline-level="3">Запуск</text:h>
      <text:p text:style-name="P3">1) С блоком питания <text:span text:style-name="T1">ATX T&amp;S </text:span>не ждёт нажатия <text:span text:style-name="T1">SoftReset </text:span>и<text:span text:style-name="T1"> </text:span>запускается сразу.</text:p>
      <text:p text:style-name="P3"><text:span text:style-name="T3">Сообщение в </text:span><text:span text:style-name="T4">RS-232:</text:span></text:p>
      <text:p text:style-name="P7"><text:s text:c="10"/>ZX Evolution Test&amp;Service (YYMMDD)</text:p>
      <text:p text:style-name="P3">2) Первым делом программа пытается определить состояние выводов микросхемы <text:span text:style-name="T1">ATMEGA128</text:span>. Не все выводы могут быть проверены. При старте не нажимайте клавиши на <text:span text:style-name="T1">ZX</text:span>-клавиатуре, не трогайте джойстик.</text:p>
      <text:p text:style-name="P3"><text:span text:style-name="T3">Сообщение в </text:span><text:span text:style-name="T4">RS-232:</text:span></text:p>
      <text:p text:style-name="P7">Проверка выводов ATMEGA128... Проблем не обнаружено.</text:p>
      <text:p text:style-name="P3">3) Включается основное питание, если обнаружится его отсутствие (запитка от блока питания <text:span text:style-name="T1">ATX</text:span>).</text:p>
      <text:p text:style-name="P3"><text:span text:style-name="T3">Сообщение в </text:span><text:span text:style-name="T4">RS-232:</text:span></text:p>
      <text:p text:style-name="P7">Состояние POWERGOOD=0, VCC5=0</text:p>
      <text:p text:style-name="P7">Включение питания ATX...</text:p>
      <text:p text:style-name="P7">Состояние POWERGOOD=1, VCC5=1</text:p>
      <text:p text:style-name="P3">4) Загрузка конфигурации в <text:span text:style-name="T1">FPGA</text:span></text:p>
      <text:p text:style-name="P3"><text:span text:style-name="T3">Сообщение в </text:span><text:span text:style-name="T4">RS-232:</text:span></text:p>
      <text:p text:style-name="P7">Загрузка конфигурации в FPGA... Завершено.</text:p>
      <text:p text:style-name="P3">Уже на этом этапе может появиться развертка на монитор, но экран будет пуст.</text:p>
      <text:p text:style-name="P3">5) Проверка обмена данными с <text:span text:style-name="T1">FPGA</text:span></text:p>
      <text:p text:style-name="P3"><text:span text:style-name="T3">Сообщение в </text:span><text:span text:style-name="T4">RS-232:</text:span></text:p>
      <text:p text:style-name="P7">Проверка обмена с FPGA... Ok.</text:p>
      <text:p text:style-name="P3">6) Обнаружение и инициализация клавиатуры <text:span text:style-name="T1">PS/2</text:span></text:p>
      <text:p text:style-name="P3"><text:span text:style-name="T3">Сообщение в </text:span><text:span text:style-name="T4">RS-232:</text:span></text:p>
      <text:p text:style-name="P7">Проверка клавиатуры PS/2...</text:p>
      <text:p text:style-name="P7">FF FA AA F2 FA AB 83 F0 FA 02 FA F3 FA 00 FA</text:p>
      <text:p text:style-name="P3">7) На экране рисуется главное меню. Теперь управление ведётся пользователем с <text:span text:style-name="T1">PS/2 </text:span>клавиатуры.</text:p>
      <text:h text:style-name="P9" text:outline-level="3">Управление</text:h>
      <text:p text:style-name="P3">Управление в главном меню и в некоторых тестах обычно такое:</text:p>
      <text:p text:style-name="P3"><text:soft-page-break/><text:span text:style-name="T1">&lt;</text:span>КурсорВверх<text:span text:style-name="T1">&gt;,</text:span> <text:span text:style-name="T1">&lt;</text:span>КурсорВниз<text:span text:style-name="T1">&gt; </text:span>- перемещение курсора;</text:p>
      <text:p text:style-name="P2">&lt;Enter&gt; - <text:span text:style-name="T2">выбор или ответ «Да»;</text:span></text:p>
      <text:p text:style-name="P2">&lt;ESC&gt; - <text:span text:style-name="T2">отмена, выход или ответ «Нет».</text:span></text:p>
      <text:p text:style-name="P3">Клавиши, работающие только в главном меню:</text:p>
      <text:p text:style-name="P2">&lt;ScrollLock&gt; - <text:span text:style-name="T2">переключение режима «</text:span>TV/<text:span text:style-name="T2">VGA» (светящийся индикатор </text:span>ScrollLock<text:span text:style-name="T2"> на клавиатуре — активен режим «</text:span>VGA<text:span text:style-name="T2">»</text:span>);</text:p>
      <text:p text:style-name="P2">&lt;CapsLock&gt; - <text:span text:style-name="T2">выбор языка интерфейса </text:span>(<text:span text:style-name="T2">русский/английский</text:span>).</text:p>
      <text:p text:style-name="P3">Установки видео режима и языка сохраняются в энергонезависимой памяти <text:span text:style-name="T1">ATMEGA128 </text:span>и сохраняются до следующего обновления (перепрошивки).</text:p>
      <text:p text:style-name="P3">По умолчанию: видео - «TV»,<text:span text:style-name="T1"> </text:span>язык - русский.</text:p>
      <text:h text:style-name="Heading_20_3" text:outline-level="3">Тест <text:span text:style-name="T1">DRAM</text:span></text:h>
      <text:p text:style-name="P3">Сразу после включения и далее независимо от других тестов проводится тестирование <text:span text:style-name="T1">DRAM </text:span>памяти. В каждом цикле вся память заполняется псевдослучайной последовательностью, затем проверяется. Результат тестирования выводится в главном меню (фоновое окно <text:span text:style-name="T1">«</text:span>Тест <text:span text:style-name="T1">DRAM»).</text:span></text:p>
      <text:p text:style-name="P4">Счётчик циклов работает до 65535 и останавливается (это произойдёт примерно через 11 часов непрерывной работы). Однако, при этом тестирование памяти не прекращается.</text:p>
      <text:h text:style-name="Heading_20_3" text:outline-level="3">Тест клавиатуры <text:span text:style-name="T1">PS/2</text:span></text:h>
      <text:p text:style-name="P3">Нажимаем клавиши, смотрим результат на экране.</text:p>
      <text:p text:style-name="P3">В строке <text:span text:style-name="T1">RAW data </text:span>отображаются байты приходящие от клавиатуры (прошедшие проверку на чётность) и отправляемые на клавиатуру. Эта информация также дублируется в порт <text:span text:style-name="T1">RS-232.</text:span></text:p>
      <text:h text:style-name="Heading_20_3" text:outline-level="3">Тест <text:span text:style-name="T1">ZX-</text:span>клавиатуры, джойстика и кнопок</text:h>
      <text:p text:style-name="P3">Нажимаем клавиши, управляем джойстиком, смотрим результат на экране.</text:p>
      <text:h text:style-name="Heading_20_3" text:outline-level="3">Тест мыши</text:h>
      <text:p text:style-name="P3">Управляем мышкой, смотрим результат на экране.</text:p>
      <text:p text:style-name="P3">На экране отображаются байты приходящие от мыши (прошедшие проверку на чётность) и отправляемые на мышь. Эта информация также дублируется в порт <text:span text:style-name="T1">RS-232.</text:span></text:p>
      <text:p text:style-name="P3">Многокнопочные мыши тестируются в режиме «трёхкнопочная с колёсиком».</text:p>
      <text:h text:style-name="Heading_20_3" text:outline-level="3">Тест <text:span text:style-name="T1">BEEP/TAPEOUT/COVOX</text:span></text:h>
      <text:p text:style-name="P3">Проверка однобитного канала звука. С помощью ШИМ генерируется синусоидальный сигнал.</text:p>
      <text:h text:style-name="Heading_20_3" text:outline-level="3">Тест видео</text:h>
      <text:p text:style-name="P4">(вообще без комментариев)</text:p>
      <text:h text:style-name="Heading_20_3" text:outline-level="3">Тест <text:span text:style-name="T1">RS-232</text:span></text:h>
      <text:p text:style-name="P3">Для проверки необходим ещё один компьютер (хост). <text:span text:style-name="T1">ZX Evo </text:span>работает в режиме <text:span text:style-name="T1">«loopback» - </text:span>всё приходящее на него он возвращает обратно.</text:p>
      <text:p text:style-name="P3">Соединяем <text:span text:style-name="T1">ZX Evo </text:span>с хостом нуль-модемным кабелем. Запускаем на хосте диагностическую программу (например, эту - <text:a xlink:type="simple" xlink:href="http://www.zelax.ru/bfiles/soft/testcom.zip">http://www.zelax.ru/bfiles/soft/testcom.zip</text:a>).</text:p>
      <text:p text:style-name="P3"><text:span text:style-name="T1">ZX Evo </text:span>на экран монитора выводит:</text:p>
      <text:p text:style-name="P2">Last sec – <text:span text:style-name="T2">количество байт за последнюю секунду;</text:span></text:p>
      <text:p text:style-name="P2"><text:soft-page-break/><text:span text:style-name="T2">правее </text:span>–<text:span text:style-name="T2"> количество секунд с начала теста и среднюю скорость за это время;</text:span></text:p>
      <text:p text:style-name="P2">RxBuff <text:span text:style-name="T2">и </text:span>TxBuff – <text:span text:style-name="T2">состояние буферов приёма и передачи;</text:span></text:p>
      <text:p text:style-name="P2">RTS <text:span text:style-name="T2">и </text:span>CTS – <text:span text:style-name="T2">состояние сигналов управления потоком.</text:span></text:p>
      <text:p text:style-name="P3">Клавиша &lt;<text:span text:style-name="T1">Space</text:span>&gt; <text:span text:style-name="T1">–</text:span> сброс буферов и статистики.</text:p>
      <text:p text:style-name="P3">Схема нуль-модемного кабеля (5 проводов для полноценной проверки):</text:p>
      <text:p text:style-name="P5"><draw:frame text:anchor-type="as-char" draw:z-index="0" draw:style-name="gr1" draw:text-style-name="P10" svg:width="4.001cm" svg:height="2.361cm"><draw:image xlink:href="Pictures/2000027E00001C35000010A9B118B9D4.svm" xlink:type="simple" xlink:show="embed" xlink:actuate="onLoad"><text:p/></draw:image></draw:frame></text:p>
      <text:p text:style-name="P3"><text:span text:style-name="T5">Сигнал </text:span>RTS <text:span text:style-name="T5">устанавливается за 20 байт до окончания буфера. При полном буфере принимаемые байты теряются.</text:span></text:p>
      <text:p text:style-name="P3"><text:span text:style-name="T5">Счётчик секунд работает до 65535 (18 часов 12 минут) затем обнуляется и обнуляет статистику</text:span> скорости.</text:p>
      <text:h text:style-name="Heading_20_3" text:outline-level="3">Диагностика <text:span text:style-name="T1">SD/MMC</text:span></text:h>
      <text:p text:style-name="P3">Выводит информацию о <text:span text:style-name="T1">SD (</text:span>или <text:span text:style-name="T1">MMC) </text:span>карточке на экран и в порт <text:span text:style-name="T1">RS-232. </text:span>Если карточка отформатирована в <text:span text:style-name="T1">FAT12/16/32 </text:span>и в корневой директории будет найден файл <text:span text:style-name="T1">TESTFILE.BIN, </text:span>то он будет прочтён и подсчитано его <text:span text:style-name="T1">CRC.</text:span></text:p>
      <text:p text:style-name="P3">При диагностике проблем с карточками очень может помочь опция «Подробный отчёт в <text:span text:style-name="T1">RS-232</text:span>».</text:p>
      <text:p text:style-name="P4">Совет <text:span text:style-name="T1">Windows</text:span>-пользователям: Не копируйте сообщения с окна <text:span text:style-name="T1">HyperTerminal</text:span>-а. Делате так: в меню выберите «Передача <text:span text:style-name="T1">| </text:span>Запись протокола в файл...», введите имя файла, куда будет сохраняться информация, нажмите «Начало». Запустите диагностику <text:span text:style-name="T1">SD/MMC. </text:span>По окончании в меню <text:s/><text:span text:style-name="T1">HyperTerminal</text:span>-а выберите «Передача <text:span text:style-name="T1">| </text:span>Запись протокола в файл... <text:span text:style-name="T1">| </text:span>Остановить».</text:p>
      <text:h text:style-name="Heading_20_3" text:outline-level="3">Программирование <text:span text:style-name="T1">Flash-ROM</text:span></text:h>
      <text:p text:style-name="P6"><text:span text:style-name="T1">(</text:span>напишу позже<text:span text:style-name="T1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2" svg:font-family="Arial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DejaVu Sans Condensed2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2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08T18:48:28.4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0" meta:object-count="0" meta:page-count="3" meta:paragraph-count="76" meta:word-count="706" meta:character-count="5051"/>
  </office:meta>
</office:document-meta>
</file>